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Awami Nastaliq OT" fo:font-size="16pt" officeooo:paragraph-rsid="00068d4a" style:font-size-asian="16pt" style:font-name-complex="Awami Nastaliq OT" style:font-size-complex="16pt"/>
    </style:style>
    <style:style style:name="P2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Awami Nastaliq OT" fo:font-size="16pt" officeooo:rsid="00068d4a" officeooo:paragraph-rsid="000881ec" style:font-size-asian="16pt" style:font-name-complex="Awami Nastaliq OT" style:font-size-complex="16pt"/>
    </style:style>
    <style:style style:name="P3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Awami Nastaliq OT" fo:font-size="16pt" officeooo:rsid="000881ec" officeooo:paragraph-rsid="000881ec" style:font-size-asian="16pt" style:font-name-complex="Awami Nastaliq OT" style:font-size-complex="16pt"/>
    </style:style>
    <style:style style:name="P4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Awami Nastaliq OT" fo:font-size="16pt" officeooo:rsid="000881ec" officeooo:paragraph-rsid="000881ec" fo:background-color="transparent" style:font-size-asian="16pt" style:font-name-complex="Awami Nastaliq OT" style:font-size-complex="16pt"/>
    </style:style>
    <style:style style:name="P5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Awami Nastaliq OT" fo:font-size="16pt" officeooo:rsid="0009c52d" officeooo:paragraph-rsid="0009c52d" fo:background-color="transparent" style:font-size-asian="16pt" style:font-name-complex="Awami Nastaliq OT" style:font-size-complex="16pt"/>
    </style:style>
    <style:style style:name="T1" style:family="text">
      <style:text-properties officeooo:rsid="0005e983"/>
    </style:style>
    <style:style style:name="T2" style:family="text">
      <style:text-properties fo:color="#158466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158466" loext:opacity="100%" officeooo:rsid="001876b6"/>
    </style:style>
    <style:style style:name="T6" style:family="text">
      <style:text-properties fo:color="#158466" loext:opacity="100%" officeooo:rsid="00042789"/>
    </style:style>
    <style:style style:name="T7" style:family="text">
      <style:text-properties fo:color="#00a933" loext:opacity="100%" officeooo:rsid="00042789"/>
    </style:style>
    <style:style style:name="T8" style:family="text">
      <style:text-properties fo:color="#ff0000" loext:opacity="100%" officeooo:rsid="00042789"/>
    </style:style>
    <style:style style:name="T9" style:family="text">
      <style:text-properties fo:color="#158466" loext:opacity="100%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800080" loext:opacity="100%" officeooo:rsid="000e14d7"/>
    </style:style>
    <style:style style:name="T12" style:family="text">
      <style:text-properties fo:color="#ff0000" loext:opacity="100%" officeooo:rsid="000e14d7"/>
    </style:style>
    <style:style style:name="T13" style:family="text">
      <style:text-properties fo:color="#158466" loext:opacity="100%" officeooo:rsid="000e14d7"/>
    </style:style>
    <style:style style:name="T14" style:family="text">
      <style:text-properties fo:color="#00a933" loext:opacity="100%" officeooo:rsid="000e14d7"/>
    </style:style>
    <style:style style:name="T15" style:family="text">
      <style:text-properties fo:color="#00a933" loext:opacity="100%" officeooo:rsid="001ac1c0"/>
    </style:style>
    <style:style style:name="T16" style:family="text">
      <style:text-properties fo:color="#158466" loext:opacity="100%" officeooo:rsid="00024582"/>
    </style:style>
    <style:style style:name="T17" style:family="text">
      <style:text-properties fo:color="#158466" loext:opacity="100%" fo:font-size="15pt" officeooo:rsid="00024582" style:font-size-asian="15pt" style:font-size-complex="15pt"/>
    </style:style>
    <style:style style:name="T18" style:family="text">
      <style:text-properties fo:color="#158466" loext:opacity="100%" fo:font-size="15pt" officeooo:rsid="001dfdde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Urdu - </text:span><text:span text:style-name="T2"><text:s/>آتی <text:s text:c="3"/>آیٔیں <text:s text:c="2"/>آئی <text:s text:c="2"/>آتا</text:span><text:span text:style-name="T3"> <text:s text:c="2"/></text:span><text:span text:style-name="T4">آتِشِ <text:s text:c="2"/>آنکھ</text:span><text:span text:style-name="T2"> <text:s text:c="2"/>آ تو <text:s text:c="3"/>آنکھیں <text:s text:c="5"/>آنکھوں <text:s text:c="3"/>آفتاب <text:s text:c="2"/>آؤُں</text:span><text:span text:style-name="T3"> <text:s text:c="3"/></text:span><text:span text:style-name="T2">آپس <text:s/></text:span><text:span text:style-name="T5">اتا</text:span></text:p>
      <text:p text:style-name="P2">Hindko - <text:span text:style-name="T2"><text:s/></text:span><text:span text:style-name="T6">آئی <text:s text:c="3"/>آپنڑَیں <text:s text:c="3"/>آگاہی <text:s text:c="3"/>آپس <text:s text:c="3"/>آثاثہ <text:s text:c="3"/>آپنڑیں <text:s text:c="4"/>آںآپنڑِی</text:span><text:span text:style-name="T7">ں <text:s text:c="4"/>آںآرام</text:span><text:span text:style-name="T8"> <text:s text:c="2"/></text:span></text:p>
      <text:p text:style-name="P3">Balti - <text:s/><text:span text:style-name="T9">آفرین</text:span><text:span text:style-name="T10"> <text:s text:c="3"/></text:span></text:p>
      <text:p text:style-name="P4">Gowri - <text:s/><text:span text:style-name="T11">آٞس</text:span><text:span text:style-name="T12"> <text:s text:c="2"/></text:span><text:span text:style-name="T13">آیں <text:s text:c="4"/>آٞک </text:span><text:span text:style-name="T12"><text:s text:c="3"/></text:span><text:span text:style-name="T11">آٞکیں</text:span><text:span text:style-name="T12"> <text:s text:c="3"/></text:span><text:span text:style-name="T14">آش <text:s/></text:span><text:span text:style-name="T15">این</text:span></text:p>
      <text:p text:style-name="P5">Saraiki - <text:span text:style-name="T2"><text:s/>آپڻی <text:s text:c="4"/>آئین </text:span></text:p>
      <text:p text:style-name="P5">Shina - <text:s/><text:span text:style-name="T16">آنی <text:s text:c="4"/>آڅھیئ <text:s text:c="3"/></text:span><text:span text:style-name="T17">آنݜ <text:s text:c="3"/>آلٹ <text:s text:c="4"/>آل <text:s text:c="2"/></text:span><text:span text:style-name="T18">آَ</text:span></text:p>
      <text:p text:style-name="P5">Khowar – none</text:p>
      <text:p text:style-name="P5">Palula - n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14:49:55.686706900</meta:creation-date>
    <dc:date>2026-01-27T17:14:09.169015700</dc:date>
    <meta:editing-duration>PT19H36M50S</meta:editing-duration>
    <meta:editing-cycles>2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8" meta:word-count="54" meta:character-count="345" meta:non-whitespace-character-count="197"/>
  </office:meta>
</office:document-meta>
</file>